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normal" officeooo:paragraph-rsid="0010ad3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fo:font-weight="normal" officeooo:rsid="000caf83" officeooo:paragraph-rsid="00142aa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paragraph-rsid="00142aa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01e4a" officeooo:paragraph-rsid="00101e4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paragraph-rsid="00101e4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10ad32" officeooo:paragraph-rsid="0010ad3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0ad32" officeooo:paragraph-rsid="00142aa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paragraph-rsid="0010ad3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0d168b" officeooo:paragraph-rsid="00142a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b3a4e" officeooo:paragraph-rsid="00142aa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0caf83" officeooo:paragraph-rsid="00142aa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paragraph-rsid="00142aa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bold" officeooo:rsid="000caf83" officeooo:paragraph-rsid="00142aa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fo:font-weight="bold" officeooo:paragraph-rsid="00142aa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01e4a"/>
    </style:style>
    <style:style style:name="T2" style:family="text">
      <style:text-properties officeooo:rsid="0010ad32"/>
    </style:style>
    <style:style style:name="T3" style:family="text">
      <style:text-properties officeooo:rsid="0012254d"/>
    </style:style>
    <style:style style:name="T4" style:family="text">
      <style:text-properties officeooo:rsid="00137d59"/>
    </style:style>
    <style:style style:name="T5" style:family="text">
      <style:text-properties officeooo:rsid="000b3a4e"/>
    </style:style>
    <style:style style:name="T6" style:family="text">
      <style:text-properties officeooo:rsid="000e76fb"/>
    </style:style>
    <style:style style:name="T7" style:family="text">
      <style:text-properties officeooo:rsid="000d168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168b" style:font-weight-asian="bold" style:font-weight-complex="bold"/>
    </style:style>
    <style:style style:name="T10" style:family="text">
      <style:text-properties officeooo:rsid="00142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– MULTITHREAD – THREAD POOL</text:p>
      <text:p text:style-name="P3">Objetivo: entender como organizar um programa na forma de um “thread pool”</text:p>
      <text:p text:style-name="P3"/>
      <text:p text:style-name="P2">Exercício 1</text:p>
      <text:p text:style-name="P3">Objetivo: entender o funcionamento de um mutex</text:p>
      <text:p text:style-name="P1"/>
      <text:p text:style-name="P1">Analise o código de mutex_demo.c. </text:p>
      <text:p text:style-name="P1">a) O que acontece numa chamada a pthread_mutex_lock()?</text:p>
      <text:p text:style-name="P1">b) O que acontece se pthread_mutex_lock() é chamada em uma thread e, logo em seguida, é chamada em outra thread?</text:p>
      <text:p text:style-name="P1">c) O que acontece numa chamada a pthread_mutex_unlock()?</text:p>
      <text:p text:style-name="P1">d) O que acontece se uma thread não executa a chamada pthread_mutex_unlock() depois de sua chamada a pthread_mutex_lock()?</text:p>
      <text:p text:style-name="P1">e) Modifique o programa mutex_demo.c de forma que ele trave em uma chama a pthread_mutex_lock() e nunca seja encerrado. Teste sua solução.</text:p>
      <text:p text:style-name="P1"/>
      <text:p text:style-name="P2">Exercício 2</text:p>
      <text:p text:style-name="P3">Objetivo: entender como organizar tarefas em uma equipe</text:p>
      <text:p text:style-name="P1"/>
      <text:p text:style-name="P1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1"/>
      <text:p text:style-name="P1"><text:span text:style-name="T1">Forma 1 - </text:span>Na primeira forma de organização, o trabalhador N recebe toda tarefa k tal que k%N==0. <text:span text:style-name="T1">Cada trabalhor se ocupa somente das próprias tarefas.</text:span></text:p>
      <text:p text:style-name="P1"><text:span text:style-name="T1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1"/>
      <text:p text:style-name="P1">Em ambos os casos, os trabalhadores só terminam seu turno quando todas as tarefas forem cumpridas. Todos os trabalhadores, supostamente, têm uma habilidade igual de exercutar tarefas.</text:p>
      <text:p text:style-name="P1"/>
      <text:p text:style-name="P1">a) Em qual das formas de organização há uma chance maior de haver trabalhadores que recebem muito mais tarefas que outros? Por que?</text:p>
      <text:p text:style-name="P1">b) Qual das formas de organização levará mais rapidamente ao fim de todas as tarefas?</text:p>
      <text:p text:style-name="P1"/>
      <text:p text:style-name="P2">Exercício 3</text:p>
      <text:p text:style-name="P3">Objetivo: <text:span text:style-name="T1">analisar um código escrito usando a idéia de threadpool</text:span></text:p>
      <text:p text:style-name="P1"/>
      <text:p text:style-name="P1">Verifique o código fonte de <text:span text:style-name="T1">patterns/threadpool.c</text:span>. </text:p>
      <text:p text:style-name="P1">a) <text:span text:style-name="T1">Comece a análise do código pela função main(). O que a função main() faz?</text:span></text:p>
      <text:p text:style-name="P9">b) Passe então para a função worker(). Qual das formas de organização do exercício anterior (Forma 1 ou Forma 2) parece ter sido implementada? </text:p>
      <text:p text:style-name="P10"><text:span text:style-name="T1">c) O funcionamento de um “worker” depende do funcionamento de outros workers?</text:span></text:p>
      <text:p text:style-name="P10"/>
      <text:p text:style-name="P1"/>
      <text:p text:style-name="P1"/>
      <text:p text:style-name="P1"/>
      <text:p text:style-name="P2"><text:soft-page-break/>Exercício 4</text:p>
      <text:p text:style-name="P3">Objetivo: <text:span text:style-name="T1">entender o conceito de “região crítica”</text:span></text:p>
      <text:p text:style-name="P1"/>
      <text:p text:style-name="P11">a) O que a função pthread_mutex_lock() faz?</text:p>
      <text:p text:style-name="P9"><text:span text:style-name="T2">b</text:span>) Em patterns/threadpool.c, os resultados mostrados pelo programa seriam errados se a linha 48 (pthread_mutex_unlock()) fosse movida para a linha 52 (após a execução de fibo(), mas antes do printf())?</text:p>
      <text:p text:style-name="P9"><text:span text:style-name="T2">c</text:span>) Nesse mesmo caso, o que aconteceria com o revezamento dos processos? Se precisar, compile o programa e verifique sua hipótese.</text:p>
      <text:p text:style-name="P9"><text:span text:style-name="T2">d</text:span>) Identifique a região do código-fonte que deve <text:span text:style-name="T2">obrigatoriamente </text:span>estar entre um mutex_lock() e um mutex_unlock(), sob pena de, possivelmmente, <text:span text:style-name="T2">gerar inconsistência de dados</text:span></text:p>
      <text:p text:style-name="P1"/>
      <text:p text:style-name="P19">Exercício <text:span text:style-name="T10">5</text:span></text:p>
      <text:p text:style-name="P7">Objetivo: <text:span text:style-name="T1">entender detalhes sobre um thread pool</text:span></text:p>
      <text:p text:style-name="P17"/>
      <text:p text:style-name="P15">Em patterns/threadpool.c:</text:p>
      <text:p text:style-name="P12">a) As threads são criadas à medida que <text:span text:style-name="T6">as tarefas</text:span> chegam, ou elas são criadas em uma quantidade razoável e passam a “buscar” problemas?</text:p>
      <text:p text:style-name="P12">b) As threads são instruídas a resolver <text:span text:style-name="T6">uma tarefa</text:span> específic<text:span text:style-name="T6">a, pré definida, </text:span>ou cada thread <text:span text:style-name="T6">pode executar várias instâncias diferentes das tarefas</text:span>?</text:p>
      <text:p text:style-name="P12">c) <text:span text:style-name="T3">Cada tarefa depende do resultado de outras tarefas, ou cada tarefa é independente?</text:span></text:p>
      <text:p text:style-name="P12"/>
      <text:p text:style-name="P12"/>
      <text:p text:style-name="P18">Exercício <text:span text:style-name="T10">6</text:span></text:p>
      <text:p text:style-name="P6">Objetivo: comparar código computacional com um texto da literatura e identificar seus elementos.</text:p>
      <text:p text:style-name="P16"/>
      <text:p text:style-name="P16">O texto abaixo foi traduzido/<text:span text:style-name="T7">adaptado</text:span> da Wikipedia (<text:a xlink:type="simple" xlink:href="https://en.wikipedia.org/wiki/Thread_pool" text:style-name="Internet_20_link" text:visited-style-name="Visited_20_Internet_20_Link">https://en.wikipedia.org/wiki/Thread_pool</text:a>):</text:p>
      <text:p text:style-name="P16"/>
      <text:p text:style-name="P16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8">threads </text:span><text:span text:style-name="T9">que executam tarefas</text:span><text:span text:style-name="T7"> fornecidas por um </text:span><text:span text:style-name="T9">programa supervisor</text:span><text:span text:style-name="T7">. Mantendo todas a threads ativas, o modelo evita o overhead relacionado à criação e destruição de threads para tarefas muito curtas. Um método comum de scheduling de tarefas é uma fila sincronizada chamada “</text:span><text:span text:style-name="T9">fila de tarefas</text:span><text:span text:style-name="T7">”.”</text:span></text:p>
      <text:p text:style-name="P12"/>
      <text:p text:style-name="P14">Encontre, no programa patterns/threadpool.c, como são implementadas:</text:p>
      <text:p text:style-name="P14">a) As threads que executam tarefas</text:p>
      <text:p text:style-name="P14">b) O programa supervisor</text:p>
      <text:p text:style-name="P14">c) A fila de taref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8-05-02T23:03:00</meta:creation-date>
    <dc:date>2018-05-03T15:33:31.105964477</dc:date>
    <meta:editing-duration>PT2H54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663" meta:character-count="4218" meta:non-whitespace-character-count="3593"/>
  </office:meta>
</office:document-meta>
</file>